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4pt" fo:font-weight="bold" officeooo:rsid="001774d4" officeooo:paragraph-rsid="001774d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weight="bold" officeooo:rsid="001774d4" officeooo:paragraph-rsid="001774d4" style:font-weight-asian="bold" style:font-weight-complex="bold"/>
    </style:style>
    <style:style style:name="P3" style:family="paragraph" style:parent-style-name="Standard">
      <style:text-properties style:font-name="Arial" fo:font-weight="bold" officeooo:rsid="0015c687" officeooo:paragraph-rsid="0015c687" style:font-weight-asian="bold" style:font-weight-complex="bold"/>
    </style:style>
    <style:style style:name="P4" style:family="paragraph" style:parent-style-name="Standard">
      <style:text-properties style:font-name="Arial" fo:font-weight="bold" officeooo:rsid="0015c687" officeooo:paragraph-rsid="001e84b6" style:font-weight-asian="bold" style:font-weight-complex="bold"/>
    </style:style>
    <style:style style:name="P5" style:family="paragraph" style:parent-style-name="Standard">
      <style:text-properties style:font-name="Arial" officeooo:rsid="0015c687" officeooo:paragraph-rsid="0015c687"/>
    </style:style>
    <style:style style:name="P6" style:family="paragraph" style:parent-style-name="Standard">
      <style:text-properties style:font-name="Arial" officeooo:rsid="0015c687" officeooo:paragraph-rsid="001d37f8"/>
    </style:style>
    <style:style style:name="P7" style:family="paragraph" style:parent-style-name="Standard">
      <style:text-properties style:font-name="Arial" officeooo:rsid="0015c687" officeooo:paragraph-rsid="00172e7f"/>
    </style:style>
    <style:style style:name="P8" style:family="paragraph" style:parent-style-name="Standard">
      <style:text-properties style:font-name="Arial" officeooo:rsid="0015c687" officeooo:paragraph-rsid="001774d4"/>
    </style:style>
    <style:style style:name="P9" style:family="paragraph" style:parent-style-name="Standard">
      <style:text-properties style:font-name="Arial" officeooo:rsid="0015c687" officeooo:paragraph-rsid="001e84b6"/>
    </style:style>
    <style:style style:name="P10" style:family="paragraph" style:parent-style-name="Standard">
      <style:text-properties style:font-name="Arial" officeooo:rsid="0015c687" officeooo:paragraph-rsid="001f4ab1"/>
    </style:style>
    <style:style style:name="P11" style:family="paragraph" style:parent-style-name="Standard">
      <style:text-properties fo:font-variant="normal" fo:text-transform="none" fo:color="#555555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1f47ff" style:text-blinking="false" fo:background-color="transparent"/>
    </style:style>
    <style:style style:name="P12" style:family="paragraph" style:parent-style-name="Standard">
      <style:text-properties fo:font-variant="normal" fo:text-transform="none" fo:color="#555555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1fc5dc" style:text-blinking="false" fo:background-color="transparent"/>
    </style:style>
    <style:style style:name="P13" style:family="paragraph" style:parent-style-name="Standard">
      <style:text-properties fo:font-variant="normal" fo:text-transform="none" fo:color="#555555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205075" style:text-blinking="false" fo:background-color="transparent"/>
    </style:style>
    <style:style style:name="P14" style:family="paragraph" style:parent-style-name="Standard">
      <style:text-properties fo:font-variant="normal" fo:text-transform="none" fo:color="#555555" loext:opacity="100%" style:text-line-through-style="none" style:text-line-through-type="none" style:font-name="Arial" fo:font-size="12pt" fo:letter-spacing="normal" fo:font-style="normal" style:text-underline-style="none" fo:font-weight="normal" officeooo:rsid="00205075" officeooo:paragraph-rsid="00205075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9b35"/>
    </style:style>
    <style:style style:name="T3" style:family="text">
      <style:text-properties officeooo:rsid="001ad91b"/>
    </style:style>
    <style:style style:name="T4" style:family="text">
      <style:text-properties officeooo:rsid="001b809d"/>
    </style:style>
    <style:style style:name="T5" style:family="text">
      <style:text-properties officeooo:rsid="001d37f8"/>
    </style:style>
    <style:style style:name="T6" style:family="text">
      <style:text-properties officeooo:rsid="001fc5dc"/>
    </style:style>
    <style:style style:name="T7" style:family="text">
      <style:text-properties officeooo:rsid="001fc803"/>
    </style:style>
    <style:style style:name="T8" style:family="text">
      <style:text-properties officeooo:rsid="00205075"/>
    </style:style>
    <style:style style:name="T9" style:family="text">
      <style:text-properties officeooo:rsid="00222b68"/>
    </style:style>
    <style:style style:name="T10" style:family="text">
      <style:text-properties fo:background-color="transparent" loext:char-shading-value="0" loext:padding="0cm" loext:border="none"/>
    </style:style>
    <style:style style:name="T11" style:family="text">
      <style:text-properties officeooo:rsid="00241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DE XML</text:p>
      <text:p text:style-name="P2"/>
      <text:p text:style-name="P5">1. <text:span text:style-name="T1">¿Cuál de las siguientes afirmaciones es VERDADERA?</text:span></text:p>
      <text:p text:style-name="P5">A) Siempre que un documento XML no tenga errores de sintaxis, se puede decir que es válido. </text:p>
      <text:p text:style-name="P5">B) En un documento XM<text:span text:style-name="T2">l</text:span>, un elemento puede no contener ningún valor. </text:p>
      <text:p text:style-name="P5">C) En un documento XML, todo elemento debe contener al menos un elemento hijo.</text:p>
      <text:p text:style-name="P5">D) A y B son CORRECTAS.</text:p>
      <text:p text:style-name="P5">E) Ninguna de las anteriores. </text:p>
      <text:p text:style-name="P5"><text:s/></text:p>
      <text:p text:style-name="P5">2. <text:span text:style-name="T1">Respecto a los documentos XML, ¿cuál de las siguientes afirmaciones es VERDADERA?</text:span></text:p>
      <text:p text:style-name="P5">A) En un documento XML, no es obligatorio que aparezcan instrucciones de procesamiento.</text:p>
      <text:p text:style-name="P5">B) Un elemento puede contener contenido mixto, es decir, texto y uno o más atributos. </text:p>
      <text:p text:style-name="P5">C) En un comentario escrito en un documento XML, aparte de en los caracteres de inicio “&lt;!--” y <text:s text:c="3"/>en los caracteres de fin “--&gt;”, no está permitido escribir dos guiones seguidos, pero sí tres o más.</text:p>
      <text:p text:style-name="P5">D) A y C son CORRECTAS.</text:p>
      <text:p text:style-name="P5">E) Ninguna de las anteriores. </text:p>
      <text:p text:style-name="P5"><text:s/></text:p>
      <text:p text:style-name="P5">3.<text:span text:style-name="T1"> Respecto a los documentos XML, ¿cuál de las siguientes afirmaciones es VERDADERA?</text:span></text:p>
      <text:p text:style-name="P6">A) Se pueden anidar secciones CDATA.</text:p>
      <text:p text:style-name="P5">B) Se pueden anidar comentarios. </text:p>
      <text:p text:style-name="P6">C) Es<text:span text:style-name="T5"> obligatorio que tengan una etiqueta raíz.</text:span></text:p>
      <text:p text:style-name="P5">D) B y C son CORRECTAS.</text:p>
      <text:p text:style-name="P5">E) Ninguna de las anteriores. </text:p>
      <text:p text:style-name="P5"><text:s/></text:p>
      <text:p text:style-name="P5">4. <text:span text:style-name="T1">En XML, ¿cuál de los siguientes elementos es correcto sintácticamente?</text:span></text:p>
      <text:p text:style-name="P5">A) &lt;ampersand caracter=&amp;/&gt;</text:p>
      <text:p text:style-name="P5">B) &lt;ampersand caracter="&amp;amp;"&gt;&amp;&lt;/ampersand&gt;</text:p>
      <text:p text:style-name="P5">C) &lt;ampersand&gt;&amp;amp;amp;&lt;/ampersand&gt;</text:p>
      <text:p text:style-name="P5">D) A y C son CORRECTAS.</text:p>
      <text:p text:style-name="P5">E) Ninguna de las anteriores. </text:p>
      <text:p text:style-name="P5"><text:s/></text:p>
      <text:p text:style-name="P5">5. <text:span text:style-name="T1">En XML, ¿cuál de los siguientes elementos “datos” es correcto sintácticamente?</text:span></text:p>
      <text:p text:style-name="P5">A) &lt;datos&gt;&lt;á/&gt;&lt;_$$$/&gt;&lt;a---b/&gt;&lt;/datos&gt; </text:p>
      <text:p text:style-name="P5">B) &lt;datos&gt;&lt;x.y.z/&gt;&lt;_mil_/&gt;&lt;-guion/&gt;&lt;/datos&gt; </text:p>
      <text:p text:style-name="P5">C) &lt;datos&gt;&lt;PuntosSuspensivos.../&gt;&lt;<text:span text:style-name="T3">a</text:span>_123/&gt;&lt;n-i-ñ-o-/&gt;&lt;/datos&gt;</text:p>
      <text:p text:style-name="P5">D) A y C son CORRECTAS.</text:p>
      <text:p text:style-name="P5">E) Ninguna de las anteriores. </text:p>
      <text:p text:style-name="P5"><text:s/></text:p>
      <text:p text:style-name="P5">6.<text:span text:style-name="T1"> En XML, ¿cuál de los siguientes elementos es correcto sintácticamente?</text:span></text:p>
      <text:p text:style-name="P5">A) &lt;elemento atributo='"&amp;x20AC;"'/&gt; </text:p>
      <text:p text:style-name="P5">B) &lt;elemento&gt;&amp;apos;"&amp;#8364;&amp;quot;'&lt;/elemento &gt; </text:p>
      <text:p text:style-name="P5">C) &lt;elemento&gt;"&amp;lt;etiqueta&amp;gt;"&lt;/ elemento&gt;</text:p>
      <text:p text:style-name="P5">D) A y C son CORRECTAS.</text:p>
      <text:p text:style-name="P5">E) Ninguna de las anteriores. </text:p>
      <text:p text:style-name="P5"><text:s/></text:p>
      <text:p text:style-name="P5"/>
      <text:p text:style-name="P5"><text:soft-page-break/>7. <text:span text:style-name="T1">En un documento XML, ¿cuál de las siguientes declaraciones XML es correcta escribir?</text:span></text:p>
      <text:p text:style-name="P5">A) &lt;?xml version="<text:span text:style-name="T7">4</text:span>.0" encoding="UTF-8"?&gt; </text:p>
      <text:p text:style-name="P5">B) &lt;xml <text:s/>version="1.0" encoding="UTF-8"&gt; </text:p>
      <text:p text:style-name="P5">C) &lt;?xml <text:s/><text:span text:style-name="T7">version=”1.0 ”</text:span>encoding="UTF-8"?&gt;</text:p>
      <text:p text:style-name="P5">D) A y B son CORRECTAS.</text:p>
      <text:p text:style-name="P5">E) Ninguna de las anteriores. </text:p>
      <text:p text:style-name="P5"/>
      <text:p text:style-name="P5"><text:s/></text:p>
      <text:p text:style-name="P5">8. <text:span text:style-name="T1">Respecto al siguiente documento XML: </text:span></text:p>
      <text:p text:style-name="P5"><text:s text:c="2"/>&lt;!-- Documento XML --&gt; </text:p>
      <text:p text:style-name="P5">&lt;?xml &lt;!-- declaración XML --&gt; version="1.0" encoding="UTF-8"?&gt; </text:p>
      <text:p text:style-name="P5">&lt;raiz &lt;!-- elemento raíz --&gt;&gt; <text:s text:c="2"/></text:p>
      <text:p text:style-name="P5"><text:s/>&lt;elemento atributo="&lt;!-- valor --&gt;"/&gt; <text:s text:c="2"/></text:p>
      <text:p text:style-name="P5"><text:s/>&lt;elemento&gt;texto&lt;/elemento</text:p>
      <text:p text:style-name="P5"><text:s/>&lt; !-- etiqueta de cierre -→&gt;</text:p>
      <text:p text:style-name="P5"><text:s/>&lt;/raiz&gt; </text:p>
      <text:p text:style-name="P5"><text:s text:c="2"/></text:p>
      <text:p text:style-name="P5">¿Cuántos comentarios están escritos incorrectamente? </text:p>
      <text:p text:style-name="P5">A) 4</text:p>
      <text:p text:style-name="P5">B) 1 </text:p>
      <text:p text:style-name="P5">C) 3</text:p>
      <text:p text:style-name="P5">D) 5</text:p>
      <text:p text:style-name="P5">E) Ninguna de las anteriores. </text:p>
      <text:p text:style-name="P5"><text:s/></text:p>
      <text:p text:style-name="P7">9. <text:span text:style-name="T1">En XML, ¿cuál de los siguientes elementos está escrito sin errores de sintaxis?</text:span></text:p>
      <text:p text:style-name="P7">A) &lt;coordenadas x=1 y=2 z=3 /&gt; </text:p>
      <text:p text:style-name="P7">B) &lt;numeros 1="uno" 2="dos" 3="tres"/&gt; </text:p>
      <text:p text:style-name="P7">C) &lt;datos "1" = x "2" = y "3" = z /&gt;</text:p>
      <text:p text:style-name="P7">D) &lt;a a = "1" b = "2" c = "3"/&gt;</text:p>
      <text:p text:style-name="P7"><text:s/>E) Ninguna de las anteriores. </text:p>
      <text:p text:style-name="P5"><text:s/></text:p>
      <text:p text:style-name="P5">10. <text:span text:style-name="T1">Respecto al siguiente documento XML:</text:span></text:p>
      <text:p text:style-name="P3"/>
      <table:table table:name="Tabla1" table:style-name="Tabla1">
        <table:table-column table:style-name="Tabla1.A"/>
        <table:table-row table:style-name="TableLine2413533614784">
          <table:table-cell table:style-name="Tabla1.A1" office:value-type="string">
            <text:p text:style-name="P10"><text:s text:c="2"/>&lt;?xml version="1.0" encoding="UTF-8"?&gt; </text:p>
            <text:p text:style-name="P10">&lt;ejemplo&gt; <text:s text:c="3"/>Texto de ejemplo que SÍ va a ser analizado. <text:s/></text:p>
            <text:p text:style-name="P10"><text:s text:c="2"/>&lt;![CDATA <text:s text:c="3"/>[ <text:s text:c="6"/>Texto de ejemplo que <text:s text:c="2"/>NO va a ser analizado. <text:s text:c="3"/>]]&gt; </text:p>
            <text:p text:style-name="P10">&lt;/ejemplo&gt; </text:p>
          </table:table-cell>
        </table:table-row>
      </table:table>
      <text:p text:style-name="P3"/>
      <text:p text:style-name="P5"><text:s text:c="2"/></text:p>
      <text:p text:style-name="P7">¿Cuál de las siguientes afirmaciones es VERDADERA?</text:p>
      <text:p text:style-name="P7">A) El documento está bien formado. </text:p>
      <text:p text:style-name="P7">B) El elemento “ejemplo” contiene contenido mixto. </text:p>
      <text:p text:style-name="P7">C) Para que se reconozca correctamente la sección CDATA escrita en el documento, en el elemento “ejemplo” hay que escribir el atributo xml:space="preserve".</text:p>
      <text:p text:style-name="P7">D) B y C son CORRECTAS.</text:p>
      <text:p text:style-name="P7">E) Ninguna de las anteriores. </text:p>
      <text:p text:style-name="P5"/>
      <text:p text:style-name="P9"><text:s/></text:p>
      <text:p text:style-name="P9"/>
      <text:p text:style-name="P9"/>
      <text:p text:style-name="P9"/>
      <text:p text:style-name="P4"><text:soft-page-break/></text:p>
      <text:p text:style-name="P5">1<text:span text:style-name="T6">1</text:span>. <text:span text:style-name="T1">Respecto al siguiente documento XML:</text:span> </text:p>
      <table:table table:name="Tabla2" table:style-name="Tabla2">
        <table:table-column table:style-name="Tabla2.A"/>
        <table:table-row table:style-name="TableLine2413533608528">
          <table:table-cell table:style-name="Tabla2.A1" office:value-type="string">
            <text:p text:style-name="P10"><text:s/>&lt;?xml version="1.0" encoding="UTF-8"?&gt; </text:p>
            <text:p text:style-name="P10">&lt;!-- Países y ciudades de europa. →</text:p>
            <text:p text:style-name="P10"><text:s/>&lt;italia capital = "Roma"&gt; <text:s text:c="3"/></text:p>
            <text:p text:style-name="P10">&lt;florencia/&gt; </text:p>
            <text:p text:style-name="P10"><text:s text:c="3"/>&lt;milan/&gt; </text:p>
            <text:p text:style-name="P10">&lt;/italia&gt; </text:p>
            <text:p text:style-name="P10">&lt;francia capital = "París"&gt; <text:s text:c="2"/></text:p>
            <text:p text:style-name="P10"><text:s/>&lt;lyon/&gt; <text:s text:c="3"/></text:p>
            <text:p text:style-name="P10">&lt;marsella/&gt; </text:p>
            <text:p text:style-name="P10">&lt;/francia&gt; </text:p>
          </table:table-cell>
        </table:table-row>
      </table:table>
      <text:p text:style-name="P5"><text:s/></text:p>
      <text:p text:style-name="P5"><text:s/>¿Cuál de las siguientes afirmaciones es VERDADERA? <text:s/></text:p>
      <text:p text:style-name="P7">A) El documento está bien formado. </text:p>
      <text:p text:style-name="P7">B) En el documento hay 2 elementos mixtos. </text:p>
      <text:p text:style-name="P7">C) En el documento hay 6 elementos vacíos.</text:p>
      <text:p text:style-name="P7">D) A y C son CORRECTAS.</text:p>
      <text:p text:style-name="P7">E) Ninguna de las anteriores. </text:p>
      <text:p text:style-name="P5"><text:s/></text:p>
      <text:p text:style-name="P5">1<text:span text:style-name="T6">2</text:span>. <text:span text:style-name="T1">Respecto al siguiente documento XML:</text:span></text:p>
      <table:table table:name="Tabla3" table:style-name="Tabla3">
        <table:table-column table:style-name="Tabla3.A"/>
        <table:table-row table:style-name="TableLine2413533599280">
          <table:table-cell table:style-name="Tabla3.A1" office:value-type="string">
            <text:p text:style-name="P10"><text:s/>&lt;?xml version="1.0" encoding="UTF-8"?&gt; </text:p>
            <text:p text:style-name="P10">&lt;resultados&gt; <text:s text:c="2"/></text:p>
            <text:p text:style-name="P10"><text:s/>&lt;loteria numero="7", numero="6", numero="1", numero="5", numero="9"/&gt; <text:s text:c="3"/>&lt;quiniela&gt;1XX212211X2X112&lt;/quiniela&gt; <text:s/></text:p>
            <text:p text:style-name="P10"><text:s text:c="2"/>&lt;!----&gt; </text:p>
            <text:p text:style-name="P10">&lt;/resultados&gt; </text:p>
          </table:table-cell>
        </table:table-row>
      </table:table>
      <text:p text:style-name="P3"/>
      <text:p text:style-name="P5"><text:s/></text:p>
      <text:p text:style-name="P7">¿Cuál de las siguientes afirmaciones es VERDADERA? </text:p>
      <text:p text:style-name="P7">A) El documento está bien formado. </text:p>
      <text:p text:style-name="P7">B) El documento no está bien formado. Pero, quitando las comas que separan los atributos del elemento “lotería”, el documento ya estaría bien formado. </text:p>
      <text:p text:style-name="P7">C) El documento no está bien formado. Sin embargo, lo sería escribiendo &lt;!-- --&gt; en vez de &lt;!----&gt;. D) B y C son CORRECTAS.</text:p>
      <text:p text:style-name="P7">E) Ninguna de las anteriores. </text:p>
      <text:p text:style-name="P7"/>
      <text:p text:style-name="P7">1<text:span text:style-name="T6">3</text:span>. <text:span text:style-name="T1">Un ejemplo de instrucción de procesamiento es:</text:span></text:p>
      <text:p text:style-name="P7">A) &lt;?xml stylesheet-type="text/css" href="estilo-animales.css"?&gt;</text:p>
      <text:p text:style-name="P7"><text:s/>B) &lt;?xml-type="text/css" href="estilo-animales.css"?&gt; </text:p>
      <text:p text:style-name="P7">C) &lt;?xml-stylesheet type="text/css" href="estilo-animales.css"?&gt;</text:p>
      <text:p text:style-name="P7">D) &lt;?xml type-stylesheet="text/css" href="estilo-animales.css"?&gt;</text:p>
      <text:p text:style-name="P7">E) Ninguna de las anteriores. <text:s/></text:p>
      <text:p text:style-name="P7"/>
      <text:p text:style-name="P5">1<text:span text:style-name="T6">4</text:span>. <text:span text:style-name="T1">Respecto al siguiente documento XML:</text:span></text:p>
      <table:table table:name="Tabla4" table:style-name="Tabla4">
        <table:table-column table:style-name="Tabla4.A"/>
        <table:table-row table:style-name="TableLine2413533607440">
          <table:table-cell table:style-name="Tabla4.A1" office:value-type="string">
            <text:p text:style-name="P10"><text:s text:c="2"/>&lt;?xml version="1.0" encoding="UTF-8"?&gt; </text:p>
            <text:p text:style-name="P10">&lt;deportista especialidad="baloncesto"&gt;Fernando Martín&lt;/deportista&gt; </text:p>
            <text:p text:style-name="P10">&lt;deportista especialidad="ciclismo"&gt;Miguel Induráin&lt;/deportista&gt;</text:p>
            <text:p text:style-name="P10"><text:s/>&lt;deportista&gt;Rafael Nadal&lt;/deportista&gt; </text:p>
            <text:p text:style-name="P10"><text:s/></text:p>
          </table:table-cell>
        </table:table-row>
      </table:table>
      <text:p text:style-name="P3"/>
      <text:p text:style-name="P5"><text:soft-page-break/></text:p>
      <text:p text:style-name="P7">¿Cuál de las siguientes afirmaciones es VERDADERA? </text:p>
      <text:p text:style-name="P7">A) El documento está bien formado. </text:p>
      <text:p text:style-name="P7">B) El documento no está bien formado. Ahora bien, para que lo esté, no es obligatorio que, mediante un atributo, de Rafael Nadal se indique que su especialidad es el tenis.</text:p>
      <text:p text:style-name="P7">C) En el documento hay 2 elementos mixtos.</text:p>
      <text:p text:style-name="P7">D) A y C son CORRECTAS.</text:p>
      <text:p text:style-name="P7"><text:s/>E) Ninguna de las anteriores. </text:p>
      <text:p text:style-name="P5"><text:s/></text:p>
      <text:p text:style-name="P5">1<text:span text:style-name="T6">5</text:span>.<text:span text:style-name="T1"> Respecto al siguiente documento XML:</text:span></text:p>
      <table:table table:name="Tabla5" table:style-name="Tabla5">
        <table:table-column table:style-name="Tabla5.A"/>
        <table:table-row table:style-name="TableLine2413533601456">
          <table:table-cell table:style-name="Tabla5.A1" office:value-type="string">
            <text:p text:style-name="P10"><text:s/>&lt;?xml version = "1.0" encoding = "UTF-8" ?&gt;</text:p>
            <text:p text:style-name="P10"><text:s/>&lt;evento&gt; <text:s/></text:p>
            <text:p text:style-name="P10"><text:s text:c="2"/>&lt;ciudad evento = "Juegos Olímpicos"&gt;</text:p>
            <text:p text:style-name="P10">&lt;L/&gt;&lt;o/&gt;&lt;n/&gt;&lt;d/&gt;&lt;r/&gt;&lt;e/&gt;&lt;s/&gt;&lt;/ciudad&gt; </text:p>
            <text:p text:style-name="P10"><text:s text:c="3"/>&lt;fechaInicio&gt;27/07/2012&lt;fechaFin&gt;12/08/2012&lt;/fechaFin&gt;&lt;/fechaInicio&gt; </text:p>
            <text:p text:style-name="P10">&lt;/evento&gt; </text:p>
          </table:table-cell>
        </table:table-row>
      </table:table>
      <text:p text:style-name="P3"/>
      <text:p text:style-name="P5"><text:s/></text:p>
      <text:p text:style-name="P7"><text:s/>¿Cuál de las siguientes afirmaciones es VERDADERA? </text:p>
      <text:p text:style-name="P7">A) El documento está bien formado. </text:p>
      <text:p text:style-name="P7">B) El documento no está bien formado. Pero, por ejemplo, escribiendo &lt;fechaFin&gt;12/08/2012&lt;/fechaFin&gt; después de &lt;fechaInicio&gt;27/07/2012&lt;/fechaInicio&gt;, el documento ya estaría bien formado. </text:p>
      <text:p text:style-name="P7">C) El documento no está bien formado. Ahora bien, para que lo esté, bastaría con corregir un error de sintaxis que hay en la primera línea de código.</text:p>
      <text:p text:style-name="P7">D) El documento no está bien formado. No obstante, lo estaría si se cambia el nombre del atributo evento. Por ejemplo, escribiendo &lt;ciudad olimpiada = "Juegos Olímpicos"&gt;.</text:p>
      <text:p text:style-name="P7">E) Ninguna de las anteriores. </text:p>
      <text:p text:style-name="P5"><text:s/></text:p>
      <text:p text:style-name="P5"><text:s/></text:p>
      <text:p text:style-name="P7">1<text:span text:style-name="T6">6</text:span>. <text:span text:style-name="T1">Respecto a los documentos XML, ¿cuál de las siguientes afirmaciones es VERDADERA?</text:span></text:p>
      <text:p text:style-name="P7">A) El primer carácter del nombre de un elemento, puede ser una letra, un guión bajo o un punto. </text:p>
      <text:p text:style-name="P7">B) Los <text:span text:style-name="T5">espacios de nombres no necesitan declararse.</text:span></text:p>
      <text:p text:style-name="P7">C) Se dice que los espacios de nombres son los que dan estructura semántica a los documentos XML.</text:p>
      <text:p text:style-name="P7">D) A y B son CORRECTAS.</text:p>
      <text:p text:style-name="P7">E) Ninguna de las anteriores. </text:p>
      <text:p text:style-name="P5"><text:s/></text:p>
      <text:p text:style-name="P8"/>
      <text:p text:style-name="P8"><text:span text:style-name="T4">17</text:span>. <text:span text:style-name="T1">En XML, ¿cuál de los siguientes elementos es correcto sintácticamente?</text:span></text:p>
      <text:p text:style-name="P8"><text:s/>A) &lt;mayorQue&gt;<text:span text:style-name="T5">&amp;gt;</text:span>&lt;/mayorQue&gt; </text:p>
      <text:p text:style-name="P8">B) &lt;mayorQue&gt;&lt;/&gt;</text:p>
      <text:p text:style-name="P8">C) &lt;mayorQue&gt;/&gt;</text:p>
      <text:p text:style-name="P8">D) B y C son CORRECTAS.</text:p>
      <text:p text:style-name="P8">E) Ninguna de las anteriores. </text:p>
      <text:p text:style-name="P8"/>
      <text:p text:style-name="P11"/>
      <text:p text:style-name="P11"/>
      <text:p text:style-name="P11"/>
      <text:p text:style-name="P11"/>
      <text:p text:style-name="P11"><text:soft-page-break/></text:p>
      <text:p text:style-name="P11">1<text:span text:style-name="T11">8</text:span>.<text:span text:style-name="T1"> Respecto al siguiente documento XML:</text:span></text:p>
      <table:table table:name="Tabla6" table:style-name="Tabla6">
        <table:table-column table:style-name="Tabla6.A"/>
        <table:table-row table:style-name="TableLine2413533600096">
          <table:table-cell table:style-name="Tabla6.A1" office:value-type="string">
            <text:p text:style-name="P12"><text:s/>&lt;?xml version="1.0" encoding="UTF-8"?&gt;</text:p>
            <text:p text:style-name="P12"><text:s/>&lt;e1:ejemplo xmlns:e1="http://www.espacio1.com/ejemplo1"&gt; <text:s text:c="2"/></text:p>
            <text:p text:style-name="P12"><text:s/>&lt;e1:a&gt;texto1&lt;/e1:a&gt; <text:s/></text:p>
            <text:p text:style-name="P12"><text:s/>&lt;e2:a xmlns:e2="http://espacio2.com/ejemplo2"&gt; <text:s text:c="4"/></text:p>
            <text:p text:style-name="P12"><text:s/>&lt;e2:b&gt;texto2&lt;/e2:b&gt; <text:s text:c="5"/></text:p>
            <text:p text:style-name="P13"><text:s/>&lt;/e2:a&gt; </text:p>
            <text:p text:style-name="P13">&lt;/e1:ejemplo&gt; </text:p>
            <text:p text:style-name="P12"><text:s/></text:p>
          </table:table-cell>
        </table:table-row>
      </table:table>
      <text:p text:style-name="P11"/>
      <text:p text:style-name="P11"/>
      <text:p text:style-name="P11">¿Cuál de las siguientes afirmaciones es VERDADERA? </text:p>
      <text:p text:style-name="P13">A) El documento está bien f<text:span text:style-name="T8">ormado.</text:span></text:p>
      <text:p text:style-name="P14">B) El espacio de nombre e2 no está declarado.</text:p>
      <text:p text:style-name="P11">C) <text:span text:style-name="T9">El espacio e1 está declarado como local.</text:span>.</text:p>
      <text:p text:style-name="P11">D) A y B son CORRECTAS.</text:p>
      <text:p text:style-name="P11">E) Ninguna de las anteriores. </text:p>
      <text:p text:style-name="P11"/>
      <text:p text:style-name="P11"/>
      <text:p text:style-name="P11"/>
      <text:p text:style-name="P11"/>
      <text:p text:style-name="P15"><text:bookmark text:name="aswift_2_expand"/><text:span text:style-name="ins"><text:span text:style-name="T10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20T18:25:38.942000000</meta:creation-date>
    <dc:date>2021-10-20T12:59:01.686000000</dc:date>
    <meta:editing-duration>PT45M46S</meta:editing-duration>
    <meta:editing-cycles>14</meta:editing-cycles>
    <meta:generator>LibreOffice/7.1.4.2$Windows_X86_64 LibreOffice_project/a529a4fab45b75fefc5b6226684193eb000654f6</meta:generator>
    <meta:print-date>2021-10-20T12:57:55.920000000</meta:print-date>
    <meta:document-statistic meta:table-count="6" meta:image-count="0" meta:object-count="0" meta:page-count="5" meta:paragraph-count="181" meta:word-count="1059" meta:character-count="7316" meta:non-whitespace-character-count="6215"/>
  </office:meta>
</office:document-meta>
</file>